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26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style:font-name="Calibri Light"/>
    </style:style>
    <style:style style:name="P3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style:font-name="Calibri Light" fo:font-weight="bold" style:font-weight-asian="bold" style:font-weight-complex="bold"/>
    </style:style>
    <style:style style:name="P4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style:font-name="Calibri Light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master-page-name="">
      <style:paragraph-properties fo:margin-left="0cm" fo:margin-right="0.026cm" fo:text-align="start" style:justify-single-word="false" fo:text-indent="0cm" style:auto-text-indent="false" style:page-number="auto"/>
      <style:text-properties style:font-name="Trajan Pro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UNCHLINES</text:p>
      <text:p text:style-name="P1"/>
      <text:p text:style-name="P2">"I'll be the last thing you'll see"</text:p>
      <text:p text:style-name="P2">"No need to be sad (?), I'll kill you anyway"</text:p>
      <text:p text:style-name="P2">" Come if you want to die"</text:p>
      <text:p text:style-name="P2"/>
      <text:p text:style-name="P2"/>
      <text:p text:style-name="P3"/>
      <text:p text:style-name="P4">TITRE</text:p>
      <text:p text:style-name="P2">Apocalyptic Arena</text:p>
      <text:p text:style-name="P2">Horsemen are the New Hero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5S</meta:editing-duration>
    <meta:editing-cycles>4</meta:editing-cycles>
    <meta:generator>OpenOffice/4.1.1$Win32 OpenOffice.org_project/411m6$Build-9775</meta:generator>
    <dc:date>2017-01-31T22:39:15.20</dc:date>
    <dc:creator>Ilona Brs</dc:creator>
    <meta:document-statistic meta:table-count="0" meta:image-count="0" meta:object-count="0" meta:page-count="1" meta:paragraph-count="7" meta:word-count="33" meta:character-count="165"/>
    <meta:user-defined meta:name="Info 1"/>
    <meta:user-defined meta:name="Info 2"/>
    <meta:user-defined meta:name="Info 3"/>
    <meta:user-defined meta:name="Info 4"/>
  </office:meta>
</office:document-meta>
</file>